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family="paragraph"/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Deleted Table</text:h>
      <text:p text:style-name="P2">In this example, the following table will be deleted.</text:p>
      <delta:removed-content delta:removal-change-idref="D">
        <table:table>
          <table:table-column/>
          <table:table-column/>
          <table:table-row>
            <table:table-cell rowSpan="1" columnSpan="1">
              <text:p text:style-name="P3">This</text:p>
            </table:table-cell>
            <table:table-cell rowSpan="1" columnSpan="1">
              <text:p text:style-name="P3">Table</text:p>
            </table:table-cell>
          </table:table-row>
          <table:table-row>
            <table:table-cell rowSpan="1" columnSpan="1">
              <text:p text:style-name="P3">Will be</text:p>
            </table:table-cell>
            <table:table-cell rowSpan="1" columnSpan="1">
              <text:p text:style-name="P3">Deleted</text:p>
            </table:table-cell>
          </table:table-row>
        </table:table>
      </delta:removed-content>
      <text:p text:style-name="P3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lor="#000000" fo:country="GB" fo:font-family="Times New Roman" fo:font-size="12.000000000000000pt" fo:language="en" style:letter-kerning="true"/>
    </style:default-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4 Alpha</meta:generator>
    <dc:title/>
    <meta:initial-creator>Tristan Mitchell</meta:initial-creator>
    <meta:editing-cycles>1</meta:editing-cycles>
    <dc:date>2011-02-25T14:43:43</dc:date>
    <meta:creation-date>2010-06-24T17:19:19</meta:creation-date>
    <dc:creator>Tristan Mitchell</dc:creator>
  </office:meta>
</office:document-meta>
</file>